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Quize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GP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ython 115</text:p>
          </table:table-cell>
          <table:table-cell office:value-type="float" office:value="100" calcext:value-type="float">
            <text:p>100</text:p>
          </table:table-cell>
          <table:table-cell office:value-type="float" office:value="90.75" calcext:value-type="float">
            <text:p>90.75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table:formula="of:=0.4*[.D5]+0.2*([.C5]+[.B5]+[.E5])" office:value-type="float" office:value="97.15" calcext:value-type="float">
            <text:p>97.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 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221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[.D7]*0.3+[.E7]*0.35+[.B7]*0.35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S 24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[.D8]*0.35+[.E8]*0.3+[.B8]*0.35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 Sci 18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SUM([.B9:.E9])+1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rsing 217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[.D10]*0.1+[.C10]*0.3+[.E10]*0.3+[.B10]*0.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 GPA = </text:p>
          </table:table-cell>
          <table:table-cell table:formula="of:=AVERAGE([.H5:.H10])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0:17:21.848079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05:45:24.951428856</meta:creation-date>
    <dc:date>2021-08-27T23:00:12.335374622</dc:date>
    <meta:editing-duration>PT12H36M28S</meta:editing-duration>
    <meta:editing-cycles>3</meta:editing-cycles>
    <meta:generator>LibreOffice/7.2.0.4$Linux_X86_64 LibreOffice_project/20$Build-4</meta:generator>
    <meta:document-statistic meta:table-count="1" meta:cell-count="51" meta:object-count="0"/>
  </office:meta>
</office:document-meta>
</file>